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List1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6"/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Us</text:p>
          </table:table-cell>
          <table:table-cell office:value-type="string">
            <text:p>Is</text:p>
          </table:table-cell>
          <table:table-cell table:number-columns-repeated="4"/>
          <table:table-cell office:value-type="string">
            <text:p>Us</text:p>
          </table:table-cell>
          <table:table-cell office:value-type="string">
            <text:p>I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B6]*-1" office:value-type="float" office:value="-20">
            <text:p>-20</text:p>
          </table:table-cell>
          <table:table-cell office:value-type="float" office:value="79.5">
            <text:p>79,5</text:p>
          </table:table-cell>
          <table:table-cell table:formula="of:=[.D6]*0.000001" office:value-type="float" office:value="0.0000795">
            <text:p>0,0000795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B7]*-1" office:value-type="float" office:value="-21">
            <text:p>-21</text:p>
          </table:table-cell>
          <table:table-cell office:value-type="float" office:value="67.9">
            <text:p>67,9</text:p>
          </table:table-cell>
          <table:table-cell table:formula="of:=[.D7]*0.000001" office:value-type="float" office:value="0.0000679">
            <text:p>0,0000679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55.9">
            <text:p>55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B8]*-1" office:value-type="float" office:value="-22">
            <text:p>-22</text:p>
          </table:table-cell>
          <table:table-cell office:value-type="float" office:value="56.9">
            <text:p>56,9</text:p>
          </table:table-cell>
          <table:table-cell table:formula="of:=[.D8]*0.000001" office:value-type="float" office:value="0.0000569">
            <text:p>0,0000569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47.5">
            <text:p>47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B9]*-1" office:value-type="float" office:value="-23">
            <text:p>-23</text:p>
          </table:table-cell>
          <table:table-cell office:value-type="float" office:value="47.3">
            <text:p>47,3</text:p>
          </table:table-cell>
          <table:table-cell table:formula="of:=[.D9]*0.000001" office:value-type="float" office:value="0.0000473">
            <text:p>0,0000473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40.3">
            <text:p>40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B10]*-1" office:value-type="float" office:value="-24">
            <text:p>-24</text:p>
          </table:table-cell>
          <table:table-cell office:value-type="float" office:value="40">
            <text:p>40</text:p>
          </table:table-cell>
          <table:table-cell table:formula="of:=[.D10]*0.000001" office:value-type="float" office:value="0.00004">
            <text:p>0,00004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33.7">
            <text:p>33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B11]*-1" office:value-type="float" office:value="-25">
            <text:p>-25</text:p>
          </table:table-cell>
          <table:table-cell office:value-type="float" office:value="33.2">
            <text:p>33,2</text:p>
          </table:table-cell>
          <table:table-cell table:formula="of:=[.D11]*0.000001" office:value-type="float" office:value="0.0000332">
            <text:p>0,0000332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8.3">
            <text:p>28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B12]*-1" office:value-type="float" office:value="-26">
            <text:p>-26</text:p>
          </table:table-cell>
          <table:table-cell office:value-type="float" office:value="27.2">
            <text:p>27,2</text:p>
          </table:table-cell>
          <table:table-cell table:formula="of:=[.D12]*0.000001" office:value-type="float" office:value="0.0000272">
            <text:p>0,0000272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23.7">
            <text:p>23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B13]*-1" office:value-type="float" office:value="-27">
            <text:p>-27</text:p>
          </table:table-cell>
          <table:table-cell office:value-type="float" office:value="21.6">
            <text:p>21,6</text:p>
          </table:table-cell>
          <table:table-cell table:formula="of:=[.D13]*0.000001" office:value-type="float" office:value="0.0000216">
            <text:p>0,0000216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9.3">
            <text:p>19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B14]*-1" office:value-type="float" office:value="-28">
            <text:p>-28</text:p>
          </table:table-cell>
          <table:table-cell office:value-type="float" office:value="17.1">
            <text:p>17,1</text:p>
          </table:table-cell>
          <table:table-cell table:formula="of:=[.D14]*0.000001" office:value-type="float" office:value="0.0000171">
            <text:p>0,0000171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5.5">
            <text:p>15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B15]*-1" office:value-type="float" office:value="-29">
            <text:p>-29</text:p>
          </table:table-cell>
          <table:table-cell office:value-type="float" office:value="12.9">
            <text:p>12,9</text:p>
          </table:table-cell>
          <table:table-cell table:formula="of:=[.D15]*0.000001" office:value-type="float" office:value="0.0000129">
            <text:p>0,0000129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1.9">
            <text:p>11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B16]*-1" office:value-type="float" office:value="-30">
            <text:p>-30</text:p>
          </table:table-cell>
          <table:table-cell office:value-type="float" office:value="8.9">
            <text:p>8,9</text:p>
          </table:table-cell>
          <table:table-cell table:formula="of:=[.D16]*0.000001" office:value-type="float" office:value="0.0000089">
            <text:p>0,0000089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8.8">
            <text:p>8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.5">
            <text:p>30,5</text:p>
          </table:table-cell>
          <table:table-cell table:formula="of:=[.B17]*-1" office:value-type="float" office:value="-30.5">
            <text:p>-30,5</text:p>
          </table:table-cell>
          <table:table-cell office:value-type="float" office:value="7.4">
            <text:p>7,4</text:p>
          </table:table-cell>
          <table:table-cell table:formula="of:=[.D17]*0.000001" office:value-type="float" office:value="0.0000074">
            <text:p>0,0000074</text:p>
          </table:table-cell>
          <table:table-cell table:number-columns-repeated="3"/>
          <table:table-cell office:value-type="float" office:value="28.5">
            <text:p>28,5</text:p>
          </table:table-cell>
          <table:table-cell office:value-type="float" office:value="7.7">
            <text:p>7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B18]*-1" office:value-type="float" office:value="-31">
            <text:p>-31</text:p>
          </table:table-cell>
          <table:table-cell office:value-type="float" office:value="5.6">
            <text:p>5,6</text:p>
          </table:table-cell>
          <table:table-cell table:formula="of:=[.D18]*0.000001" office:value-type="float" office:value="0.0000056">
            <text:p>0,0000056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6.3">
            <text:p>6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.5">
            <text:p>31,5</text:p>
          </table:table-cell>
          <table:table-cell table:formula="of:=[.B19]*-1" office:value-type="float" office:value="-31.5">
            <text:p>-31,5</text:p>
          </table:table-cell>
          <table:table-cell office:value-type="float" office:value="4.1">
            <text:p>4,1</text:p>
          </table:table-cell>
          <table:table-cell table:formula="of:=[.D19]*0.000001" office:value-type="float" office:value="0.0000041">
            <text:p>0,0000041</text:p>
          </table:table-cell>
          <table:table-cell table:number-columns-repeated="3"/>
          <table:table-cell office:value-type="float" office:value="29.5">
            <text:p>29,5</text:p>
          </table:table-cell>
          <table:table-cell office:value-type="float" office:value="5.2">
            <text:p>5,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B20]*-1" office:value-type="float" office:value="-32">
            <text:p>-32</text:p>
          </table:table-cell>
          <table:table-cell office:value-type="float" office:value="2.7">
            <text:p>2,7</text:p>
          </table:table-cell>
          <table:table-cell table:formula="of:=[.D20]*0.000001" office:value-type="float" office:value="0.0000027">
            <text:p>0,0000027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.5">
            <text:p>32,5</text:p>
          </table:table-cell>
          <table:table-cell table:formula="of:=[.B21]*-1" office:value-type="float" office:value="-32.5">
            <text:p>-32,5</text:p>
          </table:table-cell>
          <table:table-cell office:value-type="float" office:value="1.5">
            <text:p>1,5</text:p>
          </table:table-cell>
          <table:table-cell table:formula="of:=[.D21]*0.000001" office:value-type="float" office:value="0.0000015">
            <text:p>0,0000015</text:p>
          </table:table-cell>
          <table:table-cell table:number-columns-repeated="3"/>
          <table:table-cell office:value-type="float" office:value="30.5">
            <text:p>30,5</text:p>
          </table:table-cell>
          <table:table-cell office:value-type="float" office:value="2.7">
            <text:p>2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B22]*-1" office:value-type="float" office:value="-33">
            <text:p>-33</text:p>
          </table:table-cell>
          <table:table-cell office:value-type="float" office:value="0.1">
            <text:p>0,1</text:p>
          </table:table-cell>
          <table:table-cell table:formula="of:=[.D22]*0.000001" office:value-type="float" office:value="0.0000001">
            <text:p>0,0000001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1.8">
            <text:p>1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.5">
            <text:p>33,5</text:p>
          </table:table-cell>
          <table:table-cell table:formula="of:=[.B23]*-1" office:value-type="float" office:value="-33.5">
            <text:p>-33,5</text:p>
          </table:table-cell>
          <table:table-cell office:value-type="float" office:value="-1.5">
            <text:p>-1,5</text:p>
          </table:table-cell>
          <table:table-cell table:formula="of:=[.D23]*0.000001" office:value-type="float" office:value="-0.0000015">
            <text:p>-0,0000015</text:p>
          </table:table-cell>
          <table:table-cell table:number-columns-repeated="3"/>
          <table:table-cell office:value-type="float" office:value="31.5">
            <text:p>31,5</text:p>
          </table:table-cell>
          <table:table-cell office:value-type="float" office:value="0.9">
            <text:p>0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B24]*-1" office:value-type="float" office:value="-34">
            <text:p>-34</text:p>
          </table:table-cell>
          <table:table-cell office:value-type="float" office:value="-3.1">
            <text:p>-3,1</text:p>
          </table:table-cell>
          <table:table-cell table:formula="of:=[.D24]*0.000001" office:value-type="float" office:value="-0.0000031">
            <text:p>-0,0000031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.5">
            <text:p>34,5</text:p>
          </table:table-cell>
          <table:table-cell table:formula="of:=[.B25]*-1" office:value-type="float" office:value="-34.5">
            <text:p>-34,5</text:p>
          </table:table-cell>
          <table:table-cell office:value-type="float" office:value="-4.4">
            <text:p>-4,4</text:p>
          </table:table-cell>
          <table:table-cell table:formula="of:=[.D25]*0.000001" office:value-type="float" office:value="-0.0000044">
            <text:p>-0,0000044</text:p>
          </table:table-cell>
          <table:table-cell table:number-columns-repeated="3"/>
          <table:table-cell office:value-type="float" office:value="32.5">
            <text:p>32,5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B26]*-1" office:value-type="float" office:value="-35">
            <text:p>-35</text:p>
          </table:table-cell>
          <table:table-cell office:value-type="float" office:value="-6.4">
            <text:p>-6,4</text:p>
          </table:table-cell>
          <table:table-cell table:formula="of:=[.D26]*0.000001" office:value-type="float" office:value="-0.0000064">
            <text:p>-0,0000064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-2.3">
            <text:p>-2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.5">
            <text:p>35,5</text:p>
          </table:table-cell>
          <table:table-cell table:formula="of:=[.B27]*-1" office:value-type="float" office:value="-35.5">
            <text:p>-35,5</text:p>
          </table:table-cell>
          <table:table-cell office:value-type="float" office:value="-7.7">
            <text:p>-7,7</text:p>
          </table:table-cell>
          <table:table-cell table:formula="of:=[.D27]*0.000001" office:value-type="float" office:value="-0.0000077">
            <text:p>-0,0000077</text:p>
          </table:table-cell>
          <table:table-cell table:number-columns-repeated="3"/>
          <table:table-cell office:value-type="float" office:value="33.5">
            <text:p>33,5</text:p>
          </table:table-cell>
          <table:table-cell office:value-type="float" office:value="-3.5">
            <text:p>-3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B28]*-1" office:value-type="float" office:value="-36">
            <text:p>-36</text:p>
          </table:table-cell>
          <table:table-cell office:value-type="float" office:value="-8.8">
            <text:p>-8,8</text:p>
          </table:table-cell>
          <table:table-cell table:formula="of:=[.D28]*0.000001" office:value-type="float" office:value="-0.0000088">
            <text:p>-0,0000088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-4.9">
            <text:p>-4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.5">
            <text:p>36,5</text:p>
          </table:table-cell>
          <table:table-cell table:formula="of:=[.B29]*-1" office:value-type="float" office:value="-36.5">
            <text:p>-36,5</text:p>
          </table:table-cell>
          <table:table-cell office:value-type="float" office:value="-9.7">
            <text:p>-9,7</text:p>
          </table:table-cell>
          <table:table-cell table:formula="of:=[.D29]*0.000001" office:value-type="float" office:value="-0.0000097">
            <text:p>-0,0000097</text:p>
          </table:table-cell>
          <table:table-cell table:number-columns-repeated="3"/>
          <table:table-cell office:value-type="float" office:value="34.5">
            <text:p>34,5</text:p>
          </table:table-cell>
          <table:table-cell office:value-type="float" office:value="-5.6">
            <text:p>-5,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B30]*-1" office:value-type="float" office:value="-37">
            <text:p>-37</text:p>
          </table:table-cell>
          <table:table-cell office:value-type="float" office:value="-10.3">
            <text:p>-10,3</text:p>
          </table:table-cell>
          <table:table-cell table:formula="of:=[.D30]*0.000001" office:value-type="float" office:value="-0.0000103">
            <text:p>-0,0000103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-6.4">
            <text:p>-6,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.5">
            <text:p>37,5</text:p>
          </table:table-cell>
          <table:table-cell table:formula="of:=[.B31]*-1" office:value-type="float" office:value="-37.5">
            <text:p>-37,5</text:p>
          </table:table-cell>
          <table:table-cell office:value-type="float" office:value="-10.8">
            <text:p>-10,8</text:p>
          </table:table-cell>
          <table:table-cell table:formula="of:=[.D31]*0.000001" office:value-type="float" office:value="-0.0000108">
            <text:p>-0,0000108</text:p>
          </table:table-cell>
          <table:table-cell table:number-columns-repeated="3"/>
          <table:table-cell office:value-type="float" office:value="35.5">
            <text:p>35,5</text:p>
          </table:table-cell>
          <table:table-cell office:value-type="float" office:value="-7">
            <text:p>-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B32]*-1" office:value-type="float" office:value="-38">
            <text:p>-38</text:p>
          </table:table-cell>
          <table:table-cell office:value-type="float" office:value="-11.1">
            <text:p>-11,1</text:p>
          </table:table-cell>
          <table:table-cell table:formula="of:=[.D32]*0.000001" office:value-type="float" office:value="-0.0000111">
            <text:p>-0,0000111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-7.3">
            <text:p>-7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.5">
            <text:p>38,5</text:p>
          </table:table-cell>
          <table:table-cell table:formula="of:=[.B33]*-1" office:value-type="float" office:value="-38.5">
            <text:p>-38,5</text:p>
          </table:table-cell>
          <table:table-cell office:value-type="float" office:value="-11.4">
            <text:p>-11,4</text:p>
          </table:table-cell>
          <table:table-cell table:formula="of:=[.D33]*0.000001" office:value-type="float" office:value="-0.0000114">
            <text:p>-0,0000114</text:p>
          </table:table-cell>
          <table:table-cell table:number-columns-repeated="3"/>
          <table:table-cell office:value-type="float" office:value="36.5">
            <text:p>36,5</text:p>
          </table:table-cell>
          <table:table-cell office:value-type="float" office:value="-7.6">
            <text:p>-7,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B34]*-1" office:value-type="float" office:value="-39">
            <text:p>-39</text:p>
          </table:table-cell>
          <table:table-cell office:value-type="float" office:value="-11.7">
            <text:p>-11,7</text:p>
          </table:table-cell>
          <table:table-cell table:formula="of:=[.D34]*0.000001" office:value-type="float" office:value="-0.0000117">
            <text:p>-0,0000117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-7.9">
            <text:p>-7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.5">
            <text:p>39,5</text:p>
          </table:table-cell>
          <table:table-cell table:formula="of:=[.B35]*-1" office:value-type="float" office:value="-39.5">
            <text:p>-39,5</text:p>
          </table:table-cell>
          <table:table-cell office:value-type="float" office:value="-11.9">
            <text:p>-11,9</text:p>
          </table:table-cell>
          <table:table-cell table:formula="of:=[.D35]*0.000001" office:value-type="float" office:value="-0.0000119">
            <text:p>-0,0000119</text:p>
          </table:table-cell>
          <table:table-cell table:number-columns-repeated="3"/>
          <table:table-cell office:value-type="float" office:value="37.5">
            <text:p>37,5</text:p>
          </table:table-cell>
          <table:table-cell office:value-type="float" office:value="-8.1">
            <text:p>-8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B36]*-1" office:value-type="float" office:value="-40">
            <text:p>-40</text:p>
          </table:table-cell>
          <table:table-cell office:value-type="float" office:value="-12.1">
            <text:p>-12,1</text:p>
          </table:table-cell>
          <table:table-cell table:formula="of:=[.D36]*0.000001" office:value-type="float" office:value="-0.0000121">
            <text:p>-0,0000121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-8.3">
            <text:p>-8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B37]*-1" office:value-type="float" office:value="-41">
            <text:p>-41</text:p>
          </table:table-cell>
          <table:table-cell office:value-type="float" office:value="-12.6">
            <text:p>-12,6</text:p>
          </table:table-cell>
          <table:table-cell table:formula="of:=[.D37]*0.000001" office:value-type="float" office:value="-0.0000126">
            <text:p>-0,0000126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-8.6">
            <text:p>-8,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B38]*-1" office:value-type="float" office:value="-42">
            <text:p>-42</text:p>
          </table:table-cell>
          <table:table-cell office:value-type="float" office:value="-12.9">
            <text:p>-12,9</text:p>
          </table:table-cell>
          <table:table-cell table:formula="of:=[.D38]*0.000001" office:value-type="float" office:value="-0.0000129">
            <text:p>-0,0000129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-8.9">
            <text:p>-8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B39]*-1" office:value-type="float" office:value="-43">
            <text:p>-43</text:p>
          </table:table-cell>
          <table:table-cell office:value-type="float" office:value="-13.3">
            <text:p>-13,3</text:p>
          </table:table-cell>
          <table:table-cell table:formula="of:=[.D39]*0.000001" office:value-type="float" office:value="-0.0000133">
            <text:p>-0,0000133</text:p>
          </table:table-cell>
          <table:table-cell table:number-columns-repeated="3"/>
          <table:table-cell office:value-type="float" office:value="41">
            <text:p>41</text:p>
          </table:table-cell>
          <table:table-cell office:value-type="float" office:value="-9.2">
            <text:p>-9,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B40]*-1" office:value-type="float" office:value="-44">
            <text:p>-44</text:p>
          </table:table-cell>
          <table:table-cell office:value-type="float" office:value="-13.7">
            <text:p>-13,7</text:p>
          </table:table-cell>
          <table:table-cell table:formula="of:=[.D40]*0.000001" office:value-type="float" office:value="-0.0000137">
            <text:p>-0,0000137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-9.4">
            <text:p>-9,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B41]*-1" office:value-type="float" office:value="-45">
            <text:p>-45</text:p>
          </table:table-cell>
          <table:table-cell office:value-type="float" office:value="-14">
            <text:p>-14</text:p>
          </table:table-cell>
          <table:table-cell table:formula="of:=[.D41]*0.000001" office:value-type="float" office:value="-0.000014">
            <text:p>-0,000014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-9.7">
            <text:p>-9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B42]*-1" office:value-type="float" office:value="-46">
            <text:p>-46</text:p>
          </table:table-cell>
          <table:table-cell office:value-type="float" office:value="-14.4">
            <text:p>-14,4</text:p>
          </table:table-cell>
          <table:table-cell table:formula="of:=[.D42]*0.000001" office:value-type="float" office:value="-0.0000144">
            <text:p>-0,0000144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-10">
            <text:p>-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B43]*-1" office:value-type="float" office:value="-47">
            <text:p>-47</text:p>
          </table:table-cell>
          <table:table-cell office:value-type="float" office:value="-14.8">
            <text:p>-14,8</text:p>
          </table:table-cell>
          <table:table-cell table:formula="of:=[.D43]*0.000001" office:value-type="float" office:value="-0.0000148">
            <text:p>-0,0000148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-10.3">
            <text:p>-10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B44]*-1" office:value-type="float" office:value="-48">
            <text:p>-48</text:p>
          </table:table-cell>
          <table:table-cell office:value-type="float" office:value="-15.1">
            <text:p>-15,1</text:p>
          </table:table-cell>
          <table:table-cell table:formula="of:=[.D44]*0.000001" office:value-type="float" office:value="-0.0000151">
            <text:p>-0,0000151</text:p>
          </table:table-cell>
          <table:table-cell table:number-columns-repeated="3"/>
          <table:table-cell office:value-type="float" office:value="46">
            <text:p>46</text:p>
          </table:table-cell>
          <table:table-cell office:value-type="float" office:value="-10.5">
            <text:p>-10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B45]*-1" office:value-type="float" office:value="-49">
            <text:p>-49</text:p>
          </table:table-cell>
          <table:table-cell office:value-type="float" office:value="-15.4">
            <text:p>-15,4</text:p>
          </table:table-cell>
          <table:table-cell table:formula="of:=[.D45]*0.000001" office:value-type="float" office:value="-0.0000154">
            <text:p>-0,0000154</text:p>
          </table:table-cell>
          <table:table-cell table:number-columns-repeated="3"/>
          <table:table-cell office:value-type="float" office:value="47">
            <text:p>47</text:p>
          </table:table-cell>
          <table:table-cell office:value-type="float" office:value="-10.7">
            <text:p>-10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B46]*-1" office:value-type="float" office:value="-50">
            <text:p>-50</text:p>
          </table:table-cell>
          <table:table-cell office:value-type="float" office:value="-15.6">
            <text:p>-15,6</text:p>
          </table:table-cell>
          <table:table-cell table:formula="of:=[.D46]*0.000001" office:value-type="float" office:value="-0.0000156">
            <text:p>-0,0000156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-10.9">
            <text:p>-10,9</text:p>
          </table:table-cell>
          <table:table-cell table:number-columns-repeated="4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>
            <text:p>iep</text:p>
          </table:table-cell>
          <table:table-cell/>
          <table:table-cell table:style-name="ce2" office:value-type="string">
            <text:p>iv</text:p>
          </table:table-cell>
          <table:table-cell table:style-name="ce2" office:value-type="string">
            <text:p>Ufl</text:p>
          </table:table-cell>
          <table:table-cell table:style-name="ce2" office:value-type="string">
            <text:p>Up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_e</text:p>
          </table:table-cell>
          <table:table-cell table:style-name="ce2" office:value-type="string">
            <text:p>n_e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00046678">
            <text:p>4,67E-006</text:p>
          </table:table-cell>
          <table:table-cell table:style-name="ce1" office:value-type="float" office:value="0.00000165">
            <text:p>1,65E-006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-33.1">
            <text:p>-33,1</text:p>
          </table:table-cell>
          <table:table-cell table:style-name="ce2" office:value-type="float" office:value="-34.7">
            <text:p>-34,7</text:p>
          </table:table-cell>
          <table:table-cell table:style-name="ce2" office:value-type="float" office:value="1.32">
            <text:p>1,32</text:p>
          </table:table-cell>
          <table:table-cell table:style-name="ce2" table:formula="of:=(1.602E-019/1.38E-023)/[.G53]" office:value-type="float" office:value="8794.46640316206">
            <text:p>8794,4664031621</text:p>
          </table:table-cell>
          <table:table-cell table:style-name="ce2" table:formula="of:=([.B53]/(0.00000314*+6.02E-020))*SQRT((2*PI()*9.1E-031)/(1.382E-023*[.H53]))" office:value-type="float" office:value="169370575063463">
            <text:p>169370575063463</text:p>
          </table:table-cell>
          <table:table-cell table:formula="of:=SQRT( (([.I53]/[.B53])^2)*([.C53]^2) + (([.I53]/[.L53])^2)*([.M53]^2) +((([.I53]/[.H53])*0.5)^2)*([.H55]^2) )" office:value-type="float" office:value="179805893546862">
            <text:p>179805893546862</text:p>
          </table:table-cell>
          <table:table-cell/>
          <table:table-cell table:number-columns-repeated="2" table:style-name="ce1" office:value-type="float" office:value="0.00000314">
            <text:p>3,14E-006</text:p>
          </table:table-cell>
          <table:table-cell table:style-name="ce2"/>
        </table:table-row>
        <table:table-row table:style-name="ro1">
          <table:table-cell/>
          <table:table-cell table:style-name="ce1" office:value-type="float" office:value="0.0000038702">
            <text:p>3,87E-006</text:p>
          </table:table-cell>
          <table:table-cell table:style-name="ce1" office:value-type="float" office:value="0.0000013">
            <text:p>1,30E-006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-32">
            <text:p>-32</text:p>
          </table:table-cell>
          <table:table-cell table:style-name="ce2" office:value-type="float" office:value="-33.4">
            <text:p>-33,4</text:p>
          </table:table-cell>
          <table:table-cell table:style-name="ce2" office:value-type="float" office:value="1.08">
            <text:p>1,08</text:p>
          </table:table-cell>
          <table:table-cell table:style-name="ce2" table:formula="of:=(1.602E-019/1.38E-023)/[.G54]" office:value-type="float" office:value="10748.7922705314">
            <text:p>10748,7922705314</text:p>
          </table:table-cell>
          <table:table-cell table:style-name="ce2" table:formula="of:=([.B54]/(0.00000314*+6.02E-020))*SQRT((2*PI()*9.1E-031)/(1.382E-023*[.H54]))" office:value-type="float" office:value="127023490657674">
            <text:p>127023490657674</text:p>
          </table:table-cell>
          <table:table-cell table:formula="of:=SQRT( (([.I54]/[.B54])^2)*([.C54]^2) + (([.I54]/[.L54])^2)*([.M54]^2) +((([.I54]/[.H54])*0.5)^2)*([.H56]^2) )" office:value-type="float" office:value="134125591060145">
            <text:p>134125591060145</text:p>
          </table:table-cell>
          <table:table-cell/>
          <table:table-cell table:number-columns-repeated="2" table:style-name="ce1" office:value-type="float" office:value="0.00000314">
            <text:p>3,14E-006</text:p>
          </table:table-cell>
          <table:table-cell table:style-name="ce2"/>
        </table:table-row>
        <table:table-row table:style-name="ro1">
          <table:table-cell table:number-columns-repeated="7"/>
          <table:table-cell office:value-type="float" office:value="800">
            <text:p>80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990">
            <text:p>990</text:p>
          </table:table-cell>
          <table:table-cell table:number-columns-repeated="6"/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List1.C6:List1.D4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5">25.03.2012</text:date>, <text:time>21:40:1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9T14:50:18</meta:creation-date>
    <dc:date>2012-03-25T21:40:13</dc:date>
    <meta:editing-duration>PT6H28M53S</meta:editing-duration>
    <meta:editing-cycles>13</meta:editing-cycles>
    <meta:generator>LibreOffice/3.4$Linux LibreOffice_project/340m1$Build-502</meta:generator>
    <dc:creator>Paulie </dc:creator>
    <meta:document-statistic meta:table-count="3" meta:cell-count="283" meta:object-count="0"/>
  </office:meta>
</office:document-meta>
</file>